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062A1FBE1E8EA27C3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8241b" officeooo:paragraph-rsid="0018241b" style:font-size-asian="9.14999961853027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fore adding the table entry, when sending 5 packets 10 packets were captured in wireshark, with 5 of them having the dst_mac and src_mac swapped.</text:p>
      <text:p text:style-name="P1">After adding the table entry, table_add MyIngress.src_mac_drop MyIngress.drop 0C:37:96:5F:8A:18 =&gt;, when <draw:frame draw:style-name="fr1" draw:name="Image1" text:anchor-type="char" svg:x="0.0217in" svg:y="0.3925in" svg:width="6.6929in" svg:height="0.6543in" draw:z-index="0"><draw:image xlink:href="Pictures/10000001000003EA00000062A1FBE1E8EA27C38F.png" xlink:type="simple" xlink:show="embed" xlink:actuate="onLoad" draw:mime-type="image/png"/></draw:frame>sending 5 packets, only 5 packets sent were captured in wireshark, so the packets were dropp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1:33:15.958699622</meta:creation-date>
    <dc:date>2025-06-11T11:38:44.909758987</dc:date>
    <meta:editing-duration>PT5M29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2" meta:word-count="52" meta:character-count="347" meta:non-whitespace-character-count="297"/>
  </office:meta>
</office:document-meta>
</file>